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1.1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2.31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float" office:value="4.63" calcext:value-type="float">
            <text:p>4,63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9.2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18.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1.1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2.31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float" office:value="4.63" calcext:value-type="float">
            <text:p>4,63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9.2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18.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1.1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2.31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float" office:value="4.63" calcext:value-type="float">
            <text:p>4,63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9.2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18.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1.1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2.31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float" office:value="4.63" calcext:value-type="float">
            <text:p>4,63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9.2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Молочная сыворотка</text:p>
          </table:table-cell>
          <table:table-cell table:style-name="ce5" office:value-type="string" calcext:value-type="string">
            <text:p>18.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06.08.18-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6" office:value-type="date" office:date-value="2018-08-08" calcext:value-type="date">
            <text:p>08.08.18</text:p>
          </table:table-cell>
          <table:table-cell table:style-name="ce3" office:value-type="string" calcext:value-type="string">
            <text:p>Все отлично, только пробы 16, 26, 36 и 46 желтоватые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.00.0000</text:date>, <text:time style:data-style-name="N2" text:time-value="20:46:56.2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3S</meta:editing-duration>
    <meta:editing-cycles>3</meta:editing-cycles>
    <meta:generator>LibreOffice/5.2.7.2$Windows_x86 LibreOffice_project/2b7f1e640c46ceb28adf43ee075a6e8b8439ed10</meta:generator>
    <dc:date>2018-08-07T20:53:27.344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